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ec52" officeooo:paragraph-rsid="001dec52"/>
    </style:style>
    <style:style style:name="P4" style:family="paragraph" style:parent-style-name="Heading_20_2">
      <style:text-properties officeooo:rsid="001dec52" officeooo:paragraph-rsid="001dec52"/>
    </style:style>
    <style:style style:name="P5" style:family="paragraph" style:parent-style-name="Heading_20_2">
      <style:text-properties officeooo:rsid="00221501" officeooo:paragraph-rsid="00221501"/>
    </style:style>
    <style:style style:name="P6" style:family="paragraph" style:parent-style-name="Heading_20_3">
      <style:text-properties officeooo:rsid="001aab45" officeooo:paragraph-rsid="001aab45"/>
    </style:style>
    <style:style style:name="P7" style:family="paragraph" style:parent-style-name="Text_20_body">
      <style:text-properties officeooo:rsid="001dec52" officeooo:paragraph-rsid="001dec52"/>
    </style:style>
    <style:style style:name="P8" style:family="paragraph" style:parent-style-name="Text_20_body" style:list-style-name="L1">
      <style:text-properties officeooo:rsid="001dec52" officeooo:paragraph-rsid="001dec52"/>
    </style:style>
    <style:style style:name="P9" style:family="paragraph" style:parent-style-name="Text_20_body">
      <style:text-properties fo:font-weight="bold" officeooo:rsid="001dec52" officeooo:paragraph-rsid="001dec52" style:font-weight-asian="bold" style:font-weight-complex="bold"/>
    </style:style>
    <style:style style:name="P10" style:family="paragraph" style:parent-style-name="Text_20_body" style:list-style-name="L1">
      <style:text-properties officeooo:rsid="001f0c53" officeooo:paragraph-rsid="001f0c53"/>
    </style:style>
    <style:style style:name="P11" style:family="paragraph" style:parent-style-name="Text_20_body" style:list-style-name="L1">
      <style:text-properties officeooo:rsid="001fbc11" officeooo:paragraph-rsid="001fbc11"/>
    </style:style>
    <style:style style:name="P12" style:family="paragraph" style:parent-style-name="Text_20_body">
      <style:text-properties officeooo:rsid="001fbc11" officeooo:paragraph-rsid="001fbc11"/>
    </style:style>
    <style:style style:name="P13" style:family="paragraph" style:parent-style-name="Text_20_body" style:list-style-name="L2">
      <style:text-properties officeooo:rsid="00230555" officeooo:paragraph-rsid="002305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5070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Vocab: </text:h>
      <text:p text:style-name="P9">Pattern<text:span text:style-name="T1"> – in the context of programming, it is a repeatable solution to a commonly occurring problem. </text:span></text:p>
      <text:p text:style-name="P9"><text:span text:style-name="T1"/></text:p>
      <text:p text:style-name="P2"/>
      <text:p text:style-name="P2"/>
      <text:p text:style-name="P2"/>
      <text:p text:style-name="P2"/>
      <text:h text:style-name="P6" text:outline-level="3">Notes:</text:h>
      <text:p text:style-name="P7"/>
      <text:h text:style-name="P4" text:outline-level="2">Why use patterns?</text:h>
      <text:list xml:id="list2265737756" text:style-name="L1">
        <text:list-item>
          <text:p text:style-name="P8">They help structure your code</text:p>
        </text:list-item>
        <text:list-item>
          <text:p text:style-name="P8">The fact that they’re “proven” and are understood solutions to a problem</text:p>
          <text:list>
            <text:list-item>
              <text:p text:style-name="P8">You’re benefiting from common knowledge. </text:p>
            </text:list-item>
            <text:list-item>
              <text:p text:style-name="P10">Makes sharing code easier because they’re understood and known solutions. </text:p>
            </text:list-item>
          </text:list>
        </text:list-item>
        <text:list-item>
          <text:p text:style-name="P11">Languages often “support” a particular pattern </text:p>
          <text:list>
            <text:list-item>
              <text:p text:style-name="P11">ex: decorator, map, reducer</text:p>
            </text:list-item>
          </text:list>
        </text:list-item>
        <text:list-item>
          <text:p text:style-name="P11">Optimization can be done without the programmers’ knowledge</text:p>
          <text:list>
            <text:list-item>
              <text:p text:style-name="P11">ex: parallelize a map call, copy of modify factory</text:p>
            </text:list-item>
          </text:list>
        </text:list-item>
      </text:list>
      <text:p text:style-name="P12"/>
      <text:h text:style-name="P5" text:outline-level="2">Serial Patterns</text:h>
      <text:list xml:id="list4043328514" text:style-name="L2">
        <text:list-item>
          <text:p text:style-name="P13">The following patterns are the <text:span text:style-name="T2">basis of “structur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ec52" officeooo:paragraph-rsid="001dec5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4T13:08:18.521183710" text:fixed="true">10/04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3:08:18.931628306</meta:creation-date>
    <dc:title>Class Notes</dc:title>
    <meta:editing-duration>PT7H37M55S</meta:editing-duration>
    <meta:editing-cycles>6</meta:editing-cycles>
    <meta:generator>LibreOffice/7.2.1.2$Linux_X86_64 LibreOffice_project/20$Build-2</meta:generator>
    <dc:date>2021-10-04T21:16:45.671332704</dc:date>
    <meta:document-statistic meta:table-count="0" meta:image-count="0" meta:object-count="0" meta:page-count="1" meta:paragraph-count="17" meta:word-count="104" meta:character-count="633" meta:non-whitespace-character-count="549"/>
    <meta:template xlink:type="simple" xlink:actuate="onRequest" xlink:title="Class Notes" xlink:href="../../../../../../Templates/Class%20Notes.ott" meta:date="2021-10-04T13:08:18.521120224"/>
  </office:meta>
</office:document-meta>
</file>